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B600000320B0A6363CAE3DAC26.png" manifest:media-type="image/png"/>
  <manifest:file-entry manifest:full-path="Pictures/10000201000003C0000002D0B26071E713B15F23.png" manifest:media-type="image/png"/>
  <manifest:file-entry manifest:full-path="Pictures/100002010000025D0000011005D6044B4D2D2B6F.png" manifest:media-type="image/png"/>
  <manifest:file-entry manifest:full-path="Pictures/10000201000004760000025FFC2D0393D60EF892.png" manifest:media-type="image/png"/>
  <manifest:file-entry manifest:full-path="Pictures/100000000000029E000000F037CCF122B1FEC371.png" manifest:media-type="image/png"/>
  <manifest:file-entry manifest:full-path="Pictures/10000000000005140000041326564C1F9C86418D.png" manifest:media-type="image/png"/>
  <manifest:file-entry manifest:full-path="Pictures/1000020100000355000001E76FC8AAEA2D6D0DD6.png" manifest:media-type="image/png"/>
  <manifest:file-entry manifest:full-path="Pictures/1000000000000020000000204B249CA79A42C6D7.png" manifest:media-type="image/png"/>
  <manifest:file-entry manifest:full-path="Pictures/1000020100000ADA00000675E5609472C63D8029.png" manifest:media-type="image/png"/>
  <manifest:file-entry manifest:full-path="Pictures/1000099B0000259600000D9C0A26395D290EDC5E.svg" manifest:media-type="image/svg+xml"/>
  <manifest:file-entry manifest:full-path="Pictures/10000201000004B0000004B060404FEAA6072853.png" manifest:media-type="image/png"/>
  <manifest:file-entry manifest:full-path="Pictures/10000201000001200000015726DC835BBA2DDEFC.png" manifest:media-type="image/png"/>
  <manifest:file-entry manifest:full-path="Pictures/10000000000002EE000001A6F5EE1AD81AF0DF11.jpg" manifest:media-type="image/jpeg"/>
  <manifest:file-entry manifest:full-path="Pictures/10000201000004000000017EC7AEE3586AA86CE6.png" manifest:media-type="image/png"/>
  <manifest:file-entry manifest:full-path="Pictures/100002010000016C000000844F19BF4D581B47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ubai Light" svg:font-family="'Dubai Light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wo_20_Content-outline1">
      <style:graphic-properties fo:min-height="10.925cm"/>
    </style:style>
    <style:style style:name="pr7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R</text:span><text:span text:style-name="T1">e</text:span><text:span text:style-name="T1">a</text:span><text:span text:style-name="T1">c</text:span><text:span text:style-name="T1">t </text:span><text:span text:style-name="T1">W</text:span><text:span text:style-name="T1">o</text:span><text:span text:style-name="T1">r</text:span><text:span text:style-name="T1">k</text:span><text:span text:style-name="T1">s</text:span><text:span text:style-name="T1">h</text:span><text:span text:style-name="T1">o</text:span><text:span text:style-name="T1">p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2019, </text:span><text:span text:style-name="T2">Nove</text:span><text:span text:style-name="T2">mber </text:span><text:span text:style-name="T2">7th </text:span><text:span text:style-name="T2">Stamp</text:span><text:span text:style-name="T2">fenbac</text:span><text:span text:style-name="T2">hstr. </text:span><text:span text:style-name="T2">6, </text:span><text:span text:style-name="T2">Zürich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ntent" presentation:presentation-page-layout-name="AL2T3" xml:id="id2" draw:id="id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introdu</text:span><text:span text:style-name="T3">ction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presentation:style-name="pr6" draw:layer="layout" svg:width="23.824cm" svg:height="11.175cm" svg:x="2.846cm" svg:y="6.351cm" presentation:class="outline" presentation:user-transformed="true">
          <draw:text-box>
            <text:list text:style-name="L3">
              <text:list-item>
                <text:p>Key concepts</text:p>
              </text:list-item>
              <text:list-item>
                <text:p>Demo</text:p>
              </text:list-item>
              <text:list-item>
                <text:p>https://github.com/Sakai-san/powercoders</text:p>
              </text:list-item>
            </text:list>
          </draw:text-box>
        </draw:frame>
        <anim:par presentation:node-type="timing-root">
          <anim:par smil:begin="id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ntent" presentation:presentation-page-layout-name="AL2T3" xml:id="id3" draw:id="id3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R</text:span><text:span text:style-name="T3">E</text:span><text:span text:style-name="T3">A</text:span><text:span text:style-name="T3">C</text:span><text:span text:style-name="T3">T </text:span><text:span text:style-name="T3">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7.366cm" svg:height="7.366cm" svg:x="2.794cm" svg:y="8.442cm">
          <draw:image xlink:href="Pictures/10000201000004B0000004B060404FEAA6072853.png" xlink:type="simple" xlink:show="embed" xlink:actuate="onLoad" loext:mime-type="image/png">
            <text:p/>
          </draw:image>
        </draw:frame>
        <draw:frame draw:style-name="gr2" draw:text-style-name="P9" draw:layer="layout" svg:width="7.342cm" svg:height="4.369cm" svg:x="14.732cm" svg:y="1.778cm">
          <draw:image xlink:href="Pictures/1000020100000ADA00000675E5609472C63D802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ntent" presentation:presentation-page-layout-name="AL2T3" xml:id="id4" draw:id="id4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</text:span><text:span text:style-name="T3">H</text:span><text:span text:style-name="T3">Y </text:span><text:span text:style-name="T3">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3.724cm" svg:height="12.61cm" svg:x="0.816cm" svg:y="5.126cm">
          <draw:image xlink:href="Pictures/10000201000004760000025FFC2D0393D60EF892.png" xlink:type="simple" xlink:show="embed" xlink:actuate="onLoad" loext:mime-type="image/png">
            <text:p/>
          </draw:image>
        </draw:frame>
        <draw:frame draw:style-name="gr2" draw:text-style-name="P9" draw:layer="layout" svg:width="7.564cm" svg:height="4.318cm" svg:x="25.791cm" svg:y="13.246cm">
          <draw:image xlink:href="Pictures/1000020100000355000001E76FC8AAEA2D6D0DD6.png" xlink:type="simple" xlink:show="embed" xlink:actuate="onLoad" loext:mime-type="image/png">
            <text:p/>
          </draw:image>
        </draw:frame>
        <draw:frame draw:style-name="gr2" draw:text-style-name="P9" draw:layer="layout" svg:width="7.081cm" svg:height="3.984cm" svg:x="25.685cm" svg:y="7.62cm">
          <draw:image xlink:href="Pictures/10000000000002EE000001A6F5EE1AD81AF0DF11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3" xml:id="id5" draw:id="id5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</text:span><text:span text:style-name="T3">ll </text:span><text:span text:style-name="T3">a</text:span><text:span text:style-name="T3">b</text:span><text:span text:style-name="T3">o</text:span><text:span text:style-name="T3">u</text:span><text:span text:style-name="T3">t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s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6.844cm" svg:height="13.514cm" svg:x="8.302cm" svg:y="5.028cm">
          <draw:image xlink:href="Pictures/10000000000005140000041326564C1F9C86418D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3" xml:id="id6" draw:id="id6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VI</text:span><text:span text:style-name="T3">R</text:span><text:span text:style-name="T3">T</text:span><text:span text:style-name="T3">U</text:span><text:span text:style-name="T3">A</text:span><text:span text:style-name="T3">L </text:span><text:span text:style-name="T3">D</text:span><text:span text:style-name="T3">O</text:span><text:span text:style-name="T3">M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7.092cm" svg:height="10.106cm" svg:x="2.88cm" svg:y="6.15cm">
          <draw:image xlink:href="Pictures/10000201000004000000017EC7AEE3586AA86CE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2T3" xml:id="id7" draw:id="id7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TI</text:span><text:span text:style-name="T3">V</text:span><text:span text:style-name="T3">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7.202cm" svg:height="6.227cm" svg:x="7.112cm" svg:y="6.412cm">
          <draw:image xlink:href="Pictures/1000099B0000259600000D9C0A26395D290EDC5E.svg" xlink:type="simple" xlink:show="embed" xlink:actuate="onLoad" loext:mime-type="image/svg+xml">
            <text:p/>
          </draw:image>
          <draw:image xlink:href="Pictures/100002010000016C000000844F19BF4D581B4722.png" xlink:type="simple" xlink:show="embed" xlink:actuate="onLoad" loext:mime-type="image/png"/>
          <svg:title>%3</svg:title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 presentation:presentation-page-layout-name="AL2T3" xml:id="id8" draw:id="id8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O</text:span><text:span text:style-name="T3">S</text:span><text:span text:style-name="T3">A</text:span><text:span text:style-name="T3">BI</text:span><text:span text:style-name="T3">LI</text:span><text:span text:style-name="T3">T</text:span><text:span text:style-name="T3">Y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7.619cm" svg:height="9.074cm" svg:x="3.276cm" svg:y="5.242cm">
          <draw:image xlink:href="Pictures/10000201000001200000015726DC835BBA2DDEFC.png" xlink:type="simple" xlink:show="embed" xlink:actuate="onLoad" loext:mime-type="image/png">
            <text:p/>
          </draw:image>
        </draw:frame>
        <draw:frame draw:style-name="gr2" draw:text-style-name="P9" draw:layer="layout" svg:width="16.006cm" svg:height="7.196cm" svg:x="14.896cm" svg:y="5.867cm">
          <draw:image xlink:href="Pictures/100002010000025D0000011005D6044B4D2D2B6F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 presentation:presentation-page-layout-name="AL2T3" xml:id="id9" draw:id="id9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</text:span><text:span text:style-name="T3">AT</text:span><text:span text:style-name="T3">A </text:span><text:span text:style-name="T3">FL</text:span><text:span text:style-name="T3">O</text:span><text:span text:style-name="T3">W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7.726cm" svg:height="6.349cm" svg:x="6.658cm" svg:y="7.113cm">
          <draw:image xlink:href="Pictures/100000000000029E000000F037CCF122B1FEC371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2T3" xml:id="id10" draw:id="id10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</text:span><text:span text:style-name="T3">R</text:span><text:span text:style-name="T3">C</text:span><text:span text:style-name="T3">H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3.702cm" svg:height="10.277cm" svg:x="2.529cm" svg:y="6.096cm">
          <draw:image xlink:href="Pictures/10000201000003C0000002D0B26071E713B15F23.png" xlink:type="simple" xlink:show="embed" xlink:actuate="onLoad" loext:mime-type="image/png">
            <text:p/>
          </draw:image>
        </draw:frame>
        <draw:frame draw:style-name="gr2" draw:text-style-name="P9" draw:layer="layout" svg:width="12.32cm" svg:height="10.375cm" svg:x="19.558cm" svg:y="5.881cm">
          <draw:image xlink:href="Pictures/10000000000003B600000320B0A6363CAE3DAC26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wo_20_Content" presentation:presentation-page-layout-name="AL2T3" xml:id="id11" draw:id="id11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s</text:span></text:p>
          </draw:text-box>
        </draw:frame>
        <draw:frame draw:name="Slide Number Placeholder 2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3" draw:layer="layout" svg:width="7.783cm" svg:height="0.646cm" svg:x="2.894cm" svg:y="6.096cm">
          <draw:text-box>
            <text:p text:style-name="P12"><text:a xlink:href="https://www.systango.com/blog/react-js-infinity/" xlink:type="simple">https://www.systango.com/blog/react-js-infinity/</text:a></text:p>
          </draw:text-box>
        </draw:frame>
        <draw:frame draw:style-name="gr3" draw:text-style-name="P13" draw:layer="layout" svg:width="12.529cm" svg:height="0.646cm" svg:x="2.935cm" svg:y="6.83cm">
          <draw:text-box>
            <text:p text:style-name="P12"><text:a xlink:href="http://blog.krawaller.se/posts/composition-in-cyclejs-choo-react-and-angular2/" xlink:type="simple">http://blog.krawaller.se/posts/composition-in-cyclejs-choo-react-and-angular2/</text:a></text:p>
          </draw:text-box>
        </draw:frame>
        <draw:frame draw:style-name="gr3" draw:text-style-name="P13" draw:layer="layout" svg:width="10.209cm" svg:height="0.646cm" svg:x="2.895cm" svg:y="7.667cm">
          <draw:text-box>
            <text:p text:style-name="P12"><text:a xlink:href="http://blog.wolksoftware.com/working-with-react-and-typescript" xlink:type="simple">http://blog.wolksoftware.com/working-with-react-and-typescript</text:a></text:p>
          </draw:text-box>
        </draw:frame>
        <draw:frame draw:style-name="gr3" draw:text-style-name="P13" draw:layer="layout" svg:width="9.24cm" svg:height="0.646cm" svg:x="2.879cm" svg:y="8.467cm">
          <draw:text-box>
            <text:p text:style-name="P12"><text:a xlink:href="https://blog.10pines.com/2018/08/27/reactjs-virtual-dom/" xlink:type="simple">https://blog.10pines.com/2018/08/27/reactjs-virtual-dom/</text:a></text:p>
          </draw:text-box>
        </draw:frame>
        <draw:frame draw:style-name="gr3" draw:text-style-name="P13" draw:layer="layout" svg:width="7.889cm" svg:height="0.646cm" svg:x="2.955cm" svg:y="9.242cm">
          <draw:text-box>
            <text:p text:style-name="P12"><text:a xlink:href="https://everipedia.org/wiki/lang_en/jordan-walke" xlink:type="simple">https://everipedia.org/wiki/lang_en/jordan-walke</text:a></text:p>
          </draw:text-box>
        </draw:frame>
        <draw:frame draw:style-name="gr3" draw:text-style-name="P13" draw:layer="layout" svg:width="7.136cm" svg:height="0.646cm" svg:x="2.931cm" svg:y="10.042cm">
          <draw:text-box>
            <text:p text:style-name="P12"><text:a xlink:href="https://ed.team/blog/como-funciona-reactjs" xlink:type="simple">https://ed.team/blog/como-funciona-reactjs</text:a></text:p>
          </draw:text-box>
        </draw:frame>
        <draw:frame draw:style-name="gr3" draw:text-style-name="P13" draw:layer="layout" svg:width="8.617cm" svg:height="0.646cm" svg:x="2.991cm" svg:y="10.923cm">
          <draw:text-box>
            <text:p text:style-name="P12"><text:a xlink:href="https://www.npmtrends.com/angular-vs-react-vs-vue" xlink:type="simple">https://www.npmtrends.com/angular-vs-react-vs-vue</text:a></text:p>
          </draw:text-box>
        </draw:frame>
        <draw:frame draw:style-name="gr3" draw:text-style-name="P13" draw:layer="layout" svg:width="11.162cm" svg:height="0.646cm" svg:x="3.018cm" svg:y="11.723cm">
          <draw:text-box>
            <text:p text:style-name="P12"><text:a xlink:href="https://reactjs.org/blog/2018/03/01/sneak-peek-beyond-react-16.html" xlink:type="simple">https://reactjs.org/blog/2018/03/01/sneak-peek-beyond-react-16.html</text:a></text:p>
          </draw:text-box>
        </draw:frame>
        <draw:frame draw:style-name="gr3" draw:text-style-name="P13" draw:layer="layout" svg:width="5.603cm" svg:height="0.646cm" svg:x="3.098cm" svg:y="12.523cm">
          <draw:text-box>
            <text:p text:style-name="P12"><text:a xlink:href="https://element.eleme.io/#/en-US" xlink:type="simple">https://element.eleme.io/#/en-US</text:a></text:p>
          </draw:text-box>
        </draw:frame>
        <draw:frame draw:style-name="gr3" draw:text-style-name="P13" draw:layer="layout" svg:width="9.481cm" svg:height="0.646cm" svg:x="3.159cm" svg:y="13.323cm">
          <draw:text-box>
            <text:p text:style-name="P12"><text:a xlink:href="https://www.kirupa.com/react/using_redux_with_react.htm" xlink:type="simple">https://www.kirupa.com/react/using_redux_with_react.htm</text:a></text:p>
          </draw:text-box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ubai Light" svg:font-family="'Dubai Light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1" draw:fill-hatch-name="Hatching_20_1" draw:fill-image-name="Bitmap_20_1" draw:shadow-offset-x="0.203cm" draw:shadow-offset-y="0.203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5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3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5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aphQL</dc:title>
    <meta:initial-creator>Rubattel Thomas</meta:initial-creator>
    <meta:editing-cycles>320</meta:editing-cycles>
    <meta:creation-date>2018-09-21T02:07:16</meta:creation-date>
    <dc:date>2019-11-07T09:23:10.629214120</dc:date>
    <meta:editing-duration>P2DT11H25M37S</meta:editing-duration>
    <meta:generator>LibreOffice/6.2.7.1$Linux_X86_64 LibreOffice_project/20$Build-1</meta:generator>
    <meta:document-statistic meta:object-count="10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Integral" xlink:href=""/>
  </office:meta>
</office:document-meta>
</file>